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2" table:number-columns-repeated="57" table:default-cell-style-name="Default"/>
        <table:table-row table:style-name="ro1">
          <table:table-cell table:style-name="ce1" table:number-columns-repeated="64"/>
        </table:table-row>
        <table:table-row table:style-name="ro1">
          <table:table-cell table:style-name="ce1"/>
          <table:table-cell table:style-name="ce2" office:value-type="string" calcext:value-type="string">
            <text:p>Gamma </text:p>
          </table:table-cell>
          <table:table-cell table:style-name="ce2" office:value-type="float" office:value="0.95" calcext:value-type="float">
            <text:p>0.95</text:p>
          </table:table-cell>
          <table:table-cell table:style-name="ce1" table:number-columns-repeated="61"/>
        </table:table-row>
        <table:table-row table:style-name="ro1">
          <table:table-cell table:style-name="ce1" table:number-columns-repeated="64"/>
        </table:table-row>
        <table:table-row table:style-name="ro2">
          <table:table-cell table:style-name="ce1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Next state</text:p>
          </table:table-cell>
          <table:table-cell table:style-name="ce3" office:value-type="string" calcext:value-type="string">
            <text:p>Best Q of next state</text:p>
          </table:table-cell>
          <table:table-cell table:style-name="ce3" office:value-type="string" calcext:value-type="string">
            <text:p>Q</text:p>
          </table:table-cell>
          <table:table-cell table:style-name="ce1" table:number-columns-repeated="57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</text:p>
          </table:table-cell>
          <table:table-cell office:value-type="float" office:value="8.9" calcext:value-type="float">
            <text:p>8.9</text:p>
          </table:table-cell>
          <table:table-cell table:formula="of:=[.D5]+[.F5]*[.$C$2]" office:value-type="float" office:value="10.455" calcext:value-type="float">
            <text:p>10.455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3</text:p>
          </table:table-cell>
          <table:table-cell table:style-name="ce5" office:value-type="float" office:value="8.9" calcext:value-type="float">
            <text:p>8.9</text:p>
          </table:table-cell>
          <table:table-cell table:style-name="ce5" table:formula="of:=[.D6]+[.F6]*[.$C$2]" office:value-type="float" office:value="9.455" calcext:value-type="float">
            <text:p>9.45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4</text:p>
          </table:table-cell>
          <table:table-cell office:value-type="float" office:value="2.9" calcext:value-type="float">
            <text:p>2.9</text:p>
          </table:table-cell>
          <table:table-cell table:formula="of:=[.D7]+[.F7]*[.$C$2]" office:value-type="float" office:value="5.755" calcext:value-type="float">
            <text:p>5.755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5</text:p>
          </table:table-cell>
          <table:table-cell table:style-name="ce5" office:value-type="float" office:value="8.9" calcext:value-type="float">
            <text:p>8.9</text:p>
          </table:table-cell>
          <table:table-cell table:style-name="ce5" table:formula="of:=[.D8]+[.F8]*[.$C$2]" office:value-type="float" office:value="9.455" calcext:value-type="float">
            <text:p>9.45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float" office:value="8.9" calcext:value-type="float">
            <text:p>8.9</text:p>
          </table:table-cell>
          <table:table-cell table:formula="of:=[.D9]+[.F9]*[.$C$2]" office:value-type="float" office:value="9.455" calcext:value-type="float">
            <text:p>9.455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7</text:p>
          </table:table-cell>
          <table:table-cell table:style-name="ce5" office:value-type="float" office:value="2.9" calcext:value-type="float">
            <text:p>2.9</text:p>
          </table:table-cell>
          <table:table-cell table:style-name="ce5" table:formula="of:=[.D10]+[.F10]*[.$C$2]" office:value-type="float" office:value="4.755" calcext:value-type="float">
            <text:p>4.75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 office:value-type="float" office:value="1" calcext:value-type="float">
            <text:p>1</text:p>
          </table:table-cell>
          <table:table-cell table:formula="of:=[.D11]+[.F11]*[.$C$2]" office:value-type="float" office:value="1.95" calcext:value-type="float">
            <text:p>1.95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2]+[.F12]*[.$C$2]" office:value-type="float" office:value="2.95" calcext:value-type="float">
            <text:p>2.9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9</text:p>
          </table:table-cell>
          <table:table-cell office:value-type="float" office:value="1" calcext:value-type="float">
            <text:p>1</text:p>
          </table:table-cell>
          <table:table-cell table:formula="of:=[.D13]+[.F13]*[.$C$2]" office:value-type="float" office:value="1.95" calcext:value-type="float">
            <text:p>1.95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4]+[.F14]*[.$C$2]" office:value-type="float" office:value="8.95" calcext:value-type="float">
            <text:p>8.9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10</text:p>
          </table:table-cell>
          <table:table-cell office:value-type="float" office:value="1" calcext:value-type="float">
            <text:p>1</text:p>
          </table:table-cell>
          <table:table-cell table:formula="of:=[.D15]+[.F15]*[.$C$2]" office:value-type="float" office:value="8.95" calcext:value-type="float">
            <text:p>8.95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1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6]+[.F16]*[.$C$2]" office:value-type="float" office:value="1.95" calcext:value-type="float">
            <text:p>1.9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11</text:p>
          </table:table-cell>
          <table:table-cell office:value-type="float" office:value="1" calcext:value-type="float">
            <text:p>1</text:p>
          </table:table-cell>
          <table:table-cell table:formula="of:=[.D17]+[.F17]*[.$C$2]" office:value-type="float" office:value="1.95" calcext:value-type="float">
            <text:p>1.95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8]+[.F18]*[.$C$2]" office:value-type="float" office:value="2.95" calcext:value-type="float">
            <text:p>2.9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08:15:10.866038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08:50:20.700455717</meta:creation-date>
    <dc:date>2020-05-31T10:08:23.209558724</dc:date>
    <meta:editing-duration>PT1H48M52S</meta:editing-duration>
    <meta:editing-cycles>2</meta:editing-cycles>
    <meta:generator>LibreOffice/6.4.4.2$Linux_X86_64 LibreOffice_project/40$Build-2</meta:generator>
    <meta:document-statistic meta:table-count="1" meta:cell-count="140" meta:object-count="0"/>
  </office:meta>
</office:document-meta>
</file>